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00000016B23609B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9cm" svg:height="18.288cm" svg:x="0.254cm" svg:y="0.254cm">
          <draw:image xlink:href="Pictures/10000000000001F00000016B23609B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4:58:15.038297562</meta:creation-date>
    <dc:date>2014-10-21T04:59:00.920782307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